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TestausdokumenttiTestingDocument"/>Testing Document ¶</text:h>
      <text:section text:style-name="Sect1" text:name="wikipage">
        <text:h text:style-name="Heading_20_2" text:outline-level="2"><text:bookmark text:name="Testausframework"/>Testing framework ¶</text:h>
        <text:p text:style-name="Text_20_body">Main page for RSpec is <text:a xlink:type="simple" xlink:href="http://relishapp.com/rspec"> http://relishapp.com/rspec</text:a>. </text:p>
        <text:p text:style-name="Text_20_body">Here is quide for the expectations of the written test code <text:a xlink:type="simple" xlink:href="http://relishapp.com/rspec/rspec-expectations/v/2-4"> http://relishapp.com/rspec/rspec-expectations/v/2-4</text:a> </text:p>
        <text:p text:style-name="Text_20_body">Käytetään RSpec frameworkkia testaukseen. RSpecin Rails webbisivut ovat hyvä lähde (<text:a xlink:type="simple" xlink:href="http://relishapp.com/rspec/rspec-rails/v/2-6%29.%5B%5BBR"> http://relishapp.com/rspec/rspec-rails/v/2-6).</text:a></text:p>
        <text:h text:style-name="Heading_20_2" text:outline-level="2"><text:bookmark text:name="Testaussuunnitelma"/>Testaussuunnitelma ¶</text:h>
        <text:p text:style-name="Text_20_body">Controllerit ovat hankalia testattavia, joten pidetään niin paljon toiminnallisuutta kuin mahdollista erillisissä moduuleissa jotka olisivat lib/ kansion alla. </text:p>
        <text:p text:style-name="Text_20_body">Itse Railsin eri asioiden testaus on vähän "typerää", mutta kaiken oman koodin testaus tulee olla hyvin kattavaa. Kaikilla metodeilla pitäisi olla ainakin yksi testi (mielummin enemmän). </text:p>
        <text:p text:style-name="Text_20_body">Modeleitten, Controllerien, Viewien ja Routingin testaukseen löytyy hyvät esimerkit yllä linkatulta sivulta. </text:p>
        <text:h text:style-name="Heading_20_2" text:outline-level="2"><text:bookmark text:name="Rspecohjeita"/>Rspec ohjeita ¶</text:h>
        <text:p text:style-name="Text_20_body">Tässä tulee nyt aika simppelit ohjeet että miten luodaan ja ajetaan testejä. </text:p>
        <text:p text:style-name="Text_20_body">Periaatteessa testifilujen luonti tapahtuu railsin kautta automaattisesti kun luodaan controllerit, modelit ja sen sellaset (eli siis rails generate komennolla). Niitä tiedostoja jotka on luoto ennen kuin rspec on otettu käyttöön, niin voidaan manuaalisesti luoda tiedosto joka testaa niitä (esimerkkinä voi käyttää google_docs_controller_spec tiedostoa). </text:p>
        <text:p text:style-name="Text_20_body">Kun ollaan kirjoitettu testejä testitiedostoihin, niin testit ajetaan "rake spec" komennolla. Komento ajaa testit ja ilmoittaa kuinka monta testiä käytiin läpi onnistuneesti. Jos/kun joku testi ei mene läpi, niin tulee ilmoitus testistä joka ei mene läpi (rivinumero, testin kuvaus). Jos haluaa ajaa vain tietyn tiedoston, voi kirjoittaa "rspec tiedostopolku".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tri Rantanen</meta:initial-creator>
    <meta:creation-date>2011-07-01T10:35:43</meta:creation-date>
    <meta:document-statistic meta:table-count="0" meta:image-count="0" meta:object-count="0" meta:page-count="1" meta:paragraph-count="13" meta:word-count="200" meta:character-count="1618"/>
    <dc:date>2011-07-01T10:45:23</dc:date>
    <dc:creator>Katri Rantanen</dc:creator>
    <meta:editing-duration>PT00H09M40S</meta:editing-duration>
    <meta:editing-cycles>1</meta:editing-cycles>
    <meta:generator>OpenOffice.org/3.2$Unix OpenOffice.org_project/320m12$Build-9483</meta:generator>
  </office:meta>
</office:document-meta>
</file>